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2590" officeooo:paragraph-rsid="000b2590"/>
    </style:style>
    <style:style style:name="P2" style:family="paragraph" style:parent-style-name="Standard">
      <style:text-properties officeooo:rsid="000b2590" officeooo:paragraph-rsid="000b9b9f"/>
    </style:style>
    <style:style style:name="P3" style:family="paragraph" style:parent-style-name="Standard">
      <style:text-properties officeooo:rsid="000dd57f" officeooo:paragraph-rsid="000dd57f"/>
    </style:style>
    <style:style style:name="P4" style:family="paragraph" style:parent-style-name="Standard">
      <style:text-properties officeooo:rsid="00116e11" officeooo:paragraph-rsid="00116e11"/>
    </style:style>
    <style:style style:name="P5" style:family="paragraph" style:parent-style-name="Standard">
      <style:text-properties officeooo:rsid="00116e11" officeooo:paragraph-rsid="00116e11"/>
    </style:style>
    <style:style style:name="P6" style:family="paragraph" style:parent-style-name="Standard">
      <style:text-properties officeooo:rsid="0029246b" officeooo:paragraph-rsid="0029246b"/>
    </style:style>
    <style:style style:name="P7" style:family="paragraph" style:parent-style-name="Standard">
      <style:text-properties officeooo:rsid="002afa98" officeooo:paragraph-rsid="00296c23"/>
    </style:style>
    <style:style style:name="P8" style:family="paragraph" style:parent-style-name="Standard">
      <style:text-properties officeooo:rsid="002afa98" officeooo:paragraph-rsid="002afa98"/>
    </style:style>
    <style:style style:name="P9" style:family="paragraph" style:parent-style-name="Standard">
      <style:text-properties officeooo:rsid="000dd57f" officeooo:paragraph-rsid="002cb5eb"/>
    </style:style>
    <style:style style:name="P10" style:family="paragraph" style:parent-style-name="Standard">
      <style:text-properties officeooo:rsid="000dd57f" officeooo:paragraph-rsid="0040c48a"/>
    </style:style>
    <style:style style:name="P11" style:family="paragraph" style:parent-style-name="Standard">
      <style:text-properties officeooo:rsid="0040c48a" officeooo:paragraph-rsid="0040c48a"/>
    </style:style>
    <style:style style:name="P12" style:family="paragraph" style:parent-style-name="Standard">
      <style:text-properties officeooo:rsid="0040c48a" officeooo:paragraph-rsid="0042038a"/>
    </style:style>
    <style:style style:name="P13" style:family="paragraph" style:parent-style-name="Standard">
      <style:text-properties officeooo:rsid="00431fde" officeooo:paragraph-rsid="0044e2f3"/>
    </style:style>
    <style:style style:name="P14" style:family="paragraph" style:parent-style-name="Standard">
      <style:text-properties officeooo:paragraph-rsid="0043e66f"/>
    </style:style>
    <style:style style:name="P15" style:family="paragraph" style:parent-style-name="Heading_20_3">
      <style:text-properties officeooo:rsid="0042038a" officeooo:paragraph-rsid="0042038a"/>
    </style:style>
    <style:style style:name="P16" style:family="paragraph" style:parent-style-name="Heading_20_3">
      <style:text-properties officeooo:rsid="00431fde" officeooo:paragraph-rsid="00431fde"/>
    </style:style>
    <style:style style:name="T1" style:family="text">
      <style:text-properties officeooo:rsid="00305e9d"/>
    </style:style>
    <style:style style:name="T2" style:family="text">
      <style:text-properties officeooo:rsid="003ed719"/>
    </style:style>
    <style:style style:name="T3" style:family="text">
      <style:text-properties officeooo:rsid="0040c48a"/>
    </style:style>
    <style:style style:name="T4" style:family="text">
      <style:text-properties officeooo:rsid="0042038a"/>
    </style:style>
    <style:style style:name="T5" style:family="text">
      <style:text-properties officeooo:rsid="00431fde"/>
    </style:style>
    <style:style style:name="T6" style:family="text">
      <style:text-properties officeooo:rsid="0043e66f"/>
    </style:style>
    <style:style style:name="T7" style:family="text">
      <style:text-properties officeooo:rsid="0044e2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ilosophie der Programmierung</text:h>
      <text:p text:style-name="P9"/>
      <text:p text:style-name="P10"><text:span text:style-name="T2">Vergleicht man die Auswirkungen, welche die digitale Revolution auf unsere Gesellschaften hat, fällt auf, dass sie sehr viel wirklichkeitsmächtiger ist als alle Umstürze, die das politische Gefüge durcheinandergebracht haben. Und doch hat sich dieser Prozess nicht in der Bewusstseinshelle, sondern gleichsam untergründig verbreitet. Weil der Computer eine Black Box ist, bleiben die wesentlichen Parameter des Paradigmenwechsels verborgen – oder vermählen sich, was ärger noch ist, mit eher modischen, fragwürdigen Konzepten. Ziel des 2-tägigen </text:span>Seminar<text:span text:style-name="T3">s</text:span>, <text:span text:style-name="T1">das sich an Führungskräfte richtet, ist es, die geistigen und philosophischen Implikationen dieses Prozesses herauszuarbeiten. Dabei wird sichtbar, dass der Computer keine extraterrestrische Intelligenz ist, sondern nichts weiter als Menschenwerk und Menschenwahnsinn (wie Nietzsche schon bemerkt hat). Die Teilnehmer werden mit einem soliden Rüstzeug versehen, dass ihnen ein Denken in größeren Zeiträumen ermöglicht,</text:span></text:p>
      <text:p text:style-name="P3"/>
      <text:p text:style-name="P3"/>
      <text:h text:style-name="P15" text:outline-level="3">Die Pain Points der Gegenwart</text:h>
      <text:p text:style-name="P1"/>
      <text:p text:style-name="P12">Fragt man danach, worin das Wesen der Digitalisierung besteht, <text:span text:style-name="T4">gerät</text:span> man <text:span text:style-name="T4">in </text:span>eine <text:span text:style-name="T4">dissonante Vielstimmigkeit hinein. Im Buzzword-Bingo werden die letzten Säue durchs Dorf getrieben, spricht man je nachdem von Growth Hacking, IoT, serverlosen Architekturen etc. In der Fixierung auf die jeweils letzten Gadgets geraten jedoch die Triebkräfte aus dem Blick, die den Prozess der institutionalisierten Revolution verlässlich begleiten. Von daher ist es ratsam, einen Blick zurück zu machen und das Geschehen aus einer historischen, zeitentrückten Perspektive zu betrachten. Dabei wird das Feld der Digitalisierung in seiner Genese betrachtet und daraufhin befragt, inwieweit es das Selbstbewusstsein, unser Denken über die Realität, unsere Institutionen und Arbeitsweisen affiziert. Dieser philosophische Zugang bewirkt nicht nur ein Mehr an Gelassenheit und Distanz, sondern bietet den Teilnehmern ein sicheres Fundament, das auch im Tagesgeschäft einen verlässlichen Ordnungsrahmen bietet.</text:span></text:p>
      <text:p text:style-name="P11"/>
      <text:h text:style-name="Heading_20_3" text:outline-level="3">Unlearning – <text:span text:style-name="T5">oder von der Kunst, alte Zöpfe abzuschneiden</text:span></text:h>
      <text:p text:style-name="P14"><text:span text:style-name="T5">Die alten Griechen sprachen der Schrift nicht nur zu, dass sie als „ars memoria“ wirke, sondern begriffen sie gleichermaßen als Kunst des Vergessens, als „ars oblivionis“. In eben diesem Sinn bewirkt die Digitalisierung nicht nur, dass Neues entsteht, es macht auch Schluss mit tradierten Denkweisen. Sich dieser Erschütterung (vulgo: Disruption) auszusetzen, verlangt Wagemut. Unversehens nämlich ist man doch genötigt, über Jahrhunderte eingeübte Denkweisen hinter sich zu lassen – darunter auch manches, von dem Abschied zu nehmen überaus schwer fällt. Tatsächlich </text:span><text:soft-page-break/><text:span text:style-name="T5">erklärt diese Dialektik die Verlegenheit der Gegenwart: eine große Koalition, die sich, indem sie sich dem Wunschdenken und dem Heimatgefühl überlässt, die Zukunft verbietet.</text:span></text:p>
      <text:p text:style-name="P14"/>
      <text:h text:style-name="P16" text:outline-level="3"><text:span text:style-name="T6">W</text:span>ie man sich seines Kopfes vergewissert</text:h>
      <text:p text:style-name="P4"/>
      <text:p text:style-name="P13"><text:span text:style-name="T7">Ausgehend von einer klaren Problemlage (in der Regel eine historische Wegmarke), die der Seminarleiter in einem kurzen Vortrag aufzeichnet, überlassen sich d</text:span>ie Teilnehmer <text:span text:style-name="T7">des Seminars dem offenen Gespräch – immer mit dem Ziel, die Bedeutung der Episode für die Gegenwart aufzuzeigen. Dazu bedarf es, auch wenn dies hilfreich sein mag, keiner philosophischen Vorbildung, sondern nur der Leidenschaft für die Wahrheit. Wie in den Platonischen Dialogen geht es darum, in einem dialektisch-dialogischen Verfahren die Halbwahrheit und das Für-WahrHalten von den Gewissheiten zu scheiden. Novum jedoch ist, dass man sich hier im Bereich der abstrakten theoria bewegt, sondern von der digitalen Logik und Schrift geleitet wird.</text:span></text:p>
      <text:p text:style-name="P8"/>
      <text:p text:style-name="P7"/>
      <text:p text:style-name="P4"/>
      <text:p text:style-name="P4"/>
      <text:p text:style-name="P6">Slogans</text:p>
      <text:p text:style-name="P6"/>
      <text:p text:style-name="P6">Was Sie schon immer über Programmierung wissen wollten, aber sich nicht zu fragen trauten ...</text:p>
      <text:p text:style-name="P4"/>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3-25T13:09:12.193718488</dc:date>
    <meta:editing-duration>PT45M40S</meta:editing-duration>
    <meta:editing-cycles>9</meta:editing-cycles>
    <meta:generator>LibreOffice/6.0.6.2$Linux_X86_64 LibreOffice_project/00m0$Build-2</meta:generator>
    <meta:document-statistic meta:table-count="0" meta:image-count="0" meta:object-count="0" meta:page-count="2" meta:paragraph-count="10" meta:word-count="503" meta:character-count="3677" meta:non-whitespace-character-count="3180"/>
  </office:meta>
</office:document-meta>
</file>